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Open Sans" svg:font-family="'Open Sans', sans-serif"/>
    <style:font-face style:name="Tahoma1" svg:font-family="Tahoma"/>
    <style:font-face style:name="Varela" svg:font-family="Varel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97e53"/>
    </style:style>
    <style:style style:name="P6" style:family="paragraph" style:parent-style-name="Standard">
      <style:paragraph-properties fo:text-align="start" style:justify-single-word="false"/>
      <style:text-properties officeooo:paragraph-rsid="000cce38"/>
    </style:style>
    <style:style style:name="P7" style:family="paragraph" style:parent-style-name="Standard">
      <style:paragraph-properties fo:text-align="start" style:justify-single-word="false"/>
      <style:text-properties officeooo:paragraph-rsid="001481b8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font-name="Bahnschrift"/>
    </style:style>
    <style:style style:name="P10" style:family="paragraph" style:parent-style-name="Standard">
      <style:paragraph-properties fo:text-align="start" style:justify-single-word="false"/>
      <style:text-properties fo:color="#000000" fo:font-size="15pt" officeooo:rsid="00105751" officeooo:paragraph-rsid="00105751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ff0000" fo:font-size="16pt" officeooo:rsid="000421fa" officeooo:paragraph-rsid="000421f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ff0000" fo:font-size="15pt" officeooo:paragraph-rsid="00097e53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ff0000" fo:font-size="15pt" officeooo:rsid="00105751" officeooo:paragraph-rsid="00105751" style:font-size-asian="13.1000003814697pt" style:font-size-complex="15pt"/>
    </style:style>
    <style:style style:name="P14" style:family="paragraph" style:parent-style-name="Standard">
      <style:text-properties style:font-name="Bahnschrift"/>
    </style:style>
    <style:style style:name="P15" style:family="paragraph" style:parent-style-name="Standard">
      <style:paragraph-properties fo:text-align="center" style:justify-single-word="false"/>
      <style:text-properties fo:color="#00ffff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officeooo:rsid="00105751" officeooo:paragraph-rsid="00105751"/>
    </style:style>
    <style:style style:name="P17" style:family="paragraph" style:parent-style-name="Heading_20_2">
      <style:paragraph-properties fo:text-align="start" style:justify-single-word="false"/>
      <style:text-properties fo:color="#ff0000" style:font-name="Times New Roman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06d5e4"/>
    </style:style>
    <style:style style:name="T3" style:family="text">
      <style:text-properties fo:font-variant="normal" fo:text-transform="none" fo:color="#000000" style:font-name="Bahnschrift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06d5e4"/>
    </style:style>
    <style:style style:name="T6" style:family="text">
      <style:text-properties fo:font-variant="normal" fo:text-transform="none" fo:font-size="12pt" fo:letter-spacing="normal" fo:font-style="normal" fo:font-weight="normal" officeooo:rsid="000fbe5a"/>
    </style:style>
    <style:style style:name="T7" style:family="text">
      <style:text-properties fo:font-variant="normal" fo:text-transform="none" fo:color="#424242" style:font-name="Bahnschrift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Bahnschrift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Bahnschrift" fo:font-size="12pt" fo:font-weight="normal" officeooo:rsid="000cce38" style:font-size-asian="12pt" style:font-weight-asian="normal" style:font-size-complex="12pt" style:font-weight-complex="normal"/>
    </style:style>
    <style:style style:name="T11" style:family="text">
      <style:text-properties officeooo:rsid="0006d5e4"/>
    </style:style>
    <style:style style:name="T12" style:family="text">
      <style:text-properties officeooo:rsid="0008a9ee"/>
    </style:style>
    <style:style style:name="T13" style:family="text">
      <style:text-properties fo:color="#ff0000" fo:font-size="15pt" style:font-size-asian="15pt" style:font-size-complex="15pt"/>
    </style:style>
    <style:style style:name="T14" style:family="text">
      <style:text-properties fo:color="#ff0000" fo:font-size="15pt" officeooo:rsid="0008a9ee" style:font-size-asian="15pt" style:font-size-complex="15pt"/>
    </style:style>
    <style:style style:name="T15" style:family="text">
      <style:text-properties officeooo:rsid="00097e53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0cce38"/>
    </style:style>
    <style:style style:name="T18" style:family="text">
      <style:text-properties style:font-name="Bahnschrift" fo:font-size="12pt" fo:font-weight="normal" officeooo:rsid="000cce38" style:font-size-asian="12pt" style:font-weight-asian="normal" style:font-size-complex="12pt" style:font-weight-complex="normal"/>
    </style:style>
    <style:style style:name="T19" style:family="text">
      <style:text-properties officeooo:rsid="001057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INI PROJECT</text:p>
      <text:p text:style-name="P1"/>
      <text:p text:style-name="P11">Problem:</text:p>
      <text:p text:style-name="P14"><text:span text:style-name="T2">1.<text:tab/></text:span><text:span text:style-name="T1">parking space in Indian cities has remained constant or reduced due to a growing <text:tab/>population. Especially when land is limited and expensive, like in metropolises, <text:tab/>rising parking demand spaces puts immense pressure on it. Sample this, in New <text:tab/>York midtown area, road area per person stands at 33.3 sqm while in Mumbai’s <text:tab/>Null Bazaar, it is no more than 1.7 sqm. This means that a vehicle in Mumbai <text:tab/>imposes a cost nearly 20 times as much as one in New York.</text:span><text:span text:style-name="T9"> </text:span></text:p>
      <text:p text:style-name="P9"/>
      <text:p text:style-name="P9"><text:span text:style-name="T5">2.<text:tab/></text:span><text:span text:style-name="T4">Because of poor parking management and policy, India struggles with chaotic <text:tab/>situations like overcrowded footpaths, illegal parking, and criminal activities due to <text:tab/>improper surveillance.</text:span></text:p>
      <text:p text:style-name="P9"/>
      <text:p text:style-name="P6"><text:span text:style-name="T10">3.<text:tab/></text:span><text:span text:style-name="Strong_20_Emphasis"><text:span text:style-name="T3">On-Street vs. Off-Street Parking</text:span></text:span><text:span text:style-name="T9"><text:line-break/></text:span></text:p>
      <text:p text:style-name="P9"><text:span text:style-name="T17">4.</text:span><text:tab/><text:span text:style-name="T11">People waste time and energy searching it.</text:span></text:p>
      <text:p text:style-name="P9"/>
      <text:p text:style-name="P9"><text:span text:style-name="T6">5.</text:span><text:span text:style-name="T4"><text:tab/>Incidences of violence over occupancy</text:span> .</text:p>
      <text:p text:style-name="P8"/>
      <text:p text:style-name="P8"/>
      <text:p text:style-name="P8"/>
      <text:h text:style-name="P17" text:outline-level="2">Target Audience:</text:h>
      <text:p text:style-name="P2">*<text:tab/><text:span text:style-name="T19">All people of meteropolitian area who own vehicle.</text:span></text:p>
      <text:p text:style-name="P2"/>
      <text:p text:style-name="Text_20_body"><text:line-break/><text:span text:style-name="T14">Solution</text:span><text:span text:style-name="T13">:</text:span></text:p>
      <text:list xml:id="list2857588910" text:style-name="L1">
        <text:list-item>
          <text:p text:style-name="P4">Parking system(GPS,Lazer,Image Recognization)</text:p>
        </text:list-item>
      </text:list>
      <text:p text:style-name="P1"><text:tab/>a.<text:tab/>use of GPS to know loaction of our vehicle.</text:p>
      <text:p text:style-name="P1"><text:tab/>b.<text:tab/>use of GPS to know places available for parking and show its location.</text:p>
      <text:p text:style-name="P1"><text:tab/>c.<text:tab/>use of image recognization to scan area and find free location.</text:p>
      <text:p text:style-name="P1"><text:tab/><text:span text:style-name="T11">d. <text:tab/>then guide user to reach destination using map.</text:span></text:p>
      <text:p text:style-name="P5"><text:s text:c="5"/></text:p>
      <text:p text:style-name="P12"><text:span text:style-name="T15">Hardware</text:span> Requirement:</text:p>
      <text:p text:style-name="P5"><text:tab/>GPS</text:p>
      <text:p text:style-name="P5"><text:tab/>CAMERA</text:p>
      <text:p text:style-name="P7"><text:tab/></text:p>
      <text:p text:style-name="P5"><text:span text:style-name="T16"/></text:p>
      <text:p text:style-name="P16"><text:span text:style-name="T16"/></text:p>
      <text:p text:style-name="P1"/>
      <text:p text:style-name="P1"/>
      <text:p text:style-name="P13">Technology used:</text:p>
      <text:p text:style-name="P10">Image Processing, IOT(if we use digital<text:tab/>tech)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7"/>2. <text:s text:c="3"/>Sentiment ananlysis()</text:p>
      <text:p text:style-name="P1"><text:tab/>Data Set: from website</text:p>
      <text:p text:style-name="P1"><text:tab/>option 1:<text:tab/>Making a chattig app and at every message we will add symbol of <text:tab/><text:tab/><text:tab/><text:tab/>sentiments. Angry or happy or +ve or negative,</text:p>
      <text:p text:style-name="P1"><text:tab/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Open Sans" svg:font-family="'Open Sans', sans-serif"/>
    <style:font-face style:name="Tahoma1" svg:font-family="Tahoma"/>
    <style:font-face style:name="Varela" svg:font-family="Varel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99cm" fo:margin-bottom="1.9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M3S</meta:editing-duration>
    <meta:editing-cycles>15</meta:editing-cycles>
    <meta:generator>LibreOffice/6.2.8.2$Windows_X86_64 LibreOffice_project/f82ddfca21ebc1e222a662a32b25c0c9d20169ee</meta:generator>
    <dc:date>2020-01-23T11:18:29.239000000</dc:date>
    <meta:document-statistic meta:table-count="0" meta:image-count="0" meta:object-count="0" meta:page-count="2" meta:paragraph-count="29" meta:word-count="234" meta:character-count="1444" meta:non-whitespace-character-count="1191"/>
    <meta:user-defined meta:name="Info 1"/>
    <meta:user-defined meta:name="Info 2"/>
    <meta:user-defined meta:name="Info 3"/>
    <meta:user-defined meta:name="Info 4"/>
  </office:meta>
</office:document-meta>
</file>